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unity maan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/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 table:number-rows-repeated="19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4" table:number-rows-repeated="50">
          <table:table-cell table:style-name="ce10" table:number-columns-repeated="5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3:07:23.473916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8:07:52.287532704</dc:date>
    <meta:editing-duration>PT7H30M30S</meta:editing-duration>
    <meta:editing-cycles>127</meta:editing-cycles>
    <meta:generator>LibreOffice/4.2.8.2$Linux_X86_64 LibreOffice_project/420m0$Build-2</meta:generator>
    <meta:document-statistic meta:table-count="4" meta:cell-count="2732" meta:object-count="0"/>
  </office:meta>
</office:document-meta>
</file>